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Tahoma" fo:font-size="12pt"/>
    </style:style>
    <style:style style:name="P3"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4" style:family="paragraph" style:parent-style-name="Text_20_body">
      <style:paragraph-properties fo:margin-left="0in" fo:margin-right="0in" fo:margin-top="0in" fo:margin-bottom="0in" style:contextual-spacing="false" fo:text-align="justify" style:justify-single-word="false" fo:text-indent="0in" style:auto-text-indent="false"/>
    </style:style>
    <style:style style:name="P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Tahoma" fo:font-size="12pt"/>
    </style:style>
    <style:style style:name="P6" style:family="paragraph" style:parent-style-name="Text_20_body" style:list-style-name="L1">
      <style:paragraph-properties fo:margin-top="0in" fo:margin-bottom="0.0972in" style:contextual-spacing="false" fo:text-align="justify" style:justify-single-word="false"/>
    </style:style>
    <style:style style:name="P7" style:family="paragraph" style:parent-style-name="Text_20_body" style:list-style-name="L2">
      <style:paragraph-properties fo:margin-top="0in" fo:margin-bottom="0.0972in" style:contextual-spacing="false" fo:text-align="justify" style:justify-single-word="false"/>
    </style:style>
    <style:style style:name="P8" style:family="paragraph" style:parent-style-name="Text_20_body" style:list-style-name="L3">
      <style:paragraph-properties fo:margin-top="0in" fo:margin-bottom="0.0972in" style:contextual-spacing="false" fo:text-align="justify" style:justify-single-word="false"/>
    </style:style>
    <style:style style:name="P9" style:family="paragraph" style:parent-style-name="Text_20_body" style:list-style-name="L5">
      <style:paragraph-properties fo:margin-top="0in" fo:margin-bottom="0.0972in" style:contextual-spacing="false"/>
    </style:style>
    <style:style style:name="P10" style:family="paragraph" style:parent-style-name="Text_20_body">
      <style:paragraph-properties fo:margin-left="0.25in" fo:margin-right="0in" fo:text-align="justify" style:justify-single-word="false" fo:text-indent="0in" style:auto-text-indent="false"/>
    </style:style>
    <style:style style:name="P11" style:family="paragraph" style:parent-style-name="Text_20_body">
      <style:paragraph-properties fo:margin-left="0.25in" fo:margin-right="0in" fo:margin-top="0in" fo:margin-bottom="0in" style:contextual-spacing="false" fo:text-align="justify" style:justify-single-word="false" fo:text-indent="0in" style:auto-text-indent="false"/>
    </style:style>
    <style:style style:name="P12" style:family="paragraph" style:parent-style-name="Text_20_body">
      <style:paragraph-properties fo:margin-left="0.25in" fo:margin-right="0in" fo:margin-top="0in" fo:margin-bottom="0in" style:contextual-spacing="false" fo:text-align="justify" style:justify-single-word="false" fo:text-indent="0in" style:auto-text-indent="false"/>
      <style:text-properties style:font-name="Tahoma" fo:font-size="12pt"/>
    </style:style>
    <style:style style:name="P13" style:family="paragraph" style:parent-style-name="Text_20_body" style:list-style-name="L4">
      <style:paragraph-properties fo:margin-left="0in" fo:margin-right="0in" fo:margin-top="0in" fo:margin-bottom="0in" style:contextual-spacing="false" fo:text-indent="-0.25in" style:auto-text-indent="false"/>
    </style:style>
    <style:style style:name="P14" style:family="paragraph" style:parent-style-name="Text_20_body" style:list-style-name="L4">
      <style:paragraph-properties fo:margin-left="0in" fo:margin-right="0in" fo:text-indent="-0.25in" style:auto-text-indent="false"/>
    </style:style>
    <style:style style:name="P15" style:family="paragraph" style:parent-style-name="Text_20_body" style:list-style-name="L5">
      <style:paragraph-properties fo:margin-left="0in" fo:margin-right="0in" fo:margin-top="0in" fo:margin-bottom="0.0972in" style:contextual-spacing="false" fo:text-indent="-0.25in" style:auto-text-indent="false"/>
    </style:style>
    <style:style style:name="P16" style:family="paragraph" style:parent-style-name="Text_20_body">
      <style:paragraph-properties fo:margin-left="0.75in" fo:margin-right="0in" fo:margin-top="0in" fo:margin-bottom="0in" style:contextual-spacing="false" fo:text-indent="-0.25in" style:auto-text-indent="false"/>
      <style:text-properties style:font-name="Tahoma" fo:font-size="12pt"/>
    </style:style>
    <style:style style:name="T1" style:family="text">
      <style:text-properties style:font-name="Tahoma" fo:font-size="14pt"/>
    </style:style>
    <style:style style:name="T2" style:family="text">
      <style:text-properties style:font-name="Tahoma" fo:font-size="12pt"/>
    </style:style>
    <style:style style:name="T3" style:family="text">
      <style:text-properties style:font-name="Tahoma" fo:font-size="12pt" style:text-underline-style="solid" style:text-underline-width="auto" style:text-underline-color="font-color"/>
    </style:style>
    <style:style style:name="T4" style:family="text">
      <style:text-properties fo:font-variant="small-caps" style:font-name="Tahoma" fo:font-size="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pic 4: Socket Programming - B: Programming Project #2</text:h>
      <text:p text:style-name="Text_20_body"/>
      <text:p text:style-name="P3"><text:span text:style-name="Strong_20_Emphasis"><text:span text:style-name="T1">Project #2: Talk Application using TCP Sockets</text:span></text:span></text:p>
      <text:p text:style-name="P3"><text:span text:style-name="Strong_20_Emphasis"><text:span text:style-name="T2">Due Date: Before 11:59 p.m., Sunday, June 15</text:span></text:span></text:p>
      <text:p text:style-name="P4"><text:span text:style-name="Strong_20_Emphasis"><text:span text:style-name="T2">Objectives:</text:span></text:span></text:p>
      <text:list xml:id="list5322782627191744885" text:style-name="L1">
        <text:list-item>
          <text:p text:style-name="P6"><text:span text:style-name="T2">To implement a client and a server application using UDP and TCP sockets;</text:span> </text:p>
        </text:list-item>
        <text:list-item>
          <text:p text:style-name="P6"><text:span text:style-name="T2">To use C/C++ library functions for implementing socket applications;</text:span> </text:p>
        </text:list-item>
        <text:list-item>
          <text:p text:style-name="P6"><text:span text:style-name="T2">To get familiarized with the Unix programming environment.</text:span> </text:p>
        </text:list-item>
      </text:list>
      <text:p text:style-name="P4"><text:span text:style-name="Strong_20_Emphasis"><text:span text:style-name="T2">Introduction: </text:span></text:span><text:span text:style-name="T2">For this project, you will be writing a client and a server application to implement a “talk” application between two clients using TCP socket streams. The server’s main function will be to maintain information about clients who are logged in and to provide the necessary address information about and for clients to enable direct communication between any two clients. All communication between a client and the server will be through UDP datagrams.</text:span></text:p>
      <text:p text:style-name="P4"><text:span text:style-name="Strong_20_Emphasis"><text:span text:style-name="T2">Description: </text:span></text:span><text:span text:style-name="T2">In order to allow any two client processes to communicate with each other via TCP sockets, each must have the TCP port number the other will be using for receiving messages. Therefore, in order to participate in any talk sessions, a user should first </text:span><text:span text:style-name="Emphasis"><text:span text:style-name="T2">login.</text:span></text:span><text:span text:style-name="T2">A login should cause the client process to send a message to the server containing the user’s userid and the TCP port number it will be listening on. The server should store this information for each logged in user. A user could then determine who are currently logged in by having the client process send a </text:span><text:span text:style-name="Emphasis"><text:span text:style-name="T2">who</text:span></text:span><text:span text:style-name="T2"> query to the server. The server should then respond with the corresponding list of userids from users who have sent a login message. A user then has the option to initiate a </text:span><text:span text:style-name="Emphasis"><text:span text:style-name="T2">talk</text:span></text:span><text:span text:style-name="T2"> session with another user or wait for a request to talk from another user. A </text:span><text:span text:style-name="Emphasis"><text:span text:style-name="T2">talk request</text:span></text:span><text:span text:style-name="T2"> should be performed by first sending an “address lookup” message for a particular userid to the server. The server then responds with the corresponding address information (IP address and TCP port number), which the initiating client could then use to setup a direct TCP connection with the other client. The receiving user should be given the option to accept or decline the request to talk. If the talk request was accepted, the two users should be able to </text:span><text:span text:style-name="Emphasis"><text:span text:style-name="T2">talk</text:span></text:span><text:span text:style-name="T2"> directly by sending their messages over a TCP connection. </text:span></text:p>
      <text:p text:style-name="P4"><text:span text:style-name="T2">You only need to implement a one-to-one </text:span><text:span text:style-name="Emphasis"><text:span text:style-name="T2">talk</text:span></text:span><text:span text:style-name="T2"> session for this programming project, i.e., the user need not be able to receive another </text:span><text:span text:style-name="Emphasis"><text:span text:style-name="T2">talk</text:span></text:span><text:span text:style-name="T2"> request while participating in a “talk” session. Either user can terminate the </text:span><text:span text:style-name="Emphasis"><text:span text:style-name="T2">talk</text:span></text:span><text:span text:style-name="T2"> session by sending an end-of-file character or CTRL-d. Each </text:span><text:soft-page-break/><text:span text:style-name="T2">client should be able to send or receive another </text:span><text:span text:style-name="Emphasis"><text:span text:style-name="T2">talk</text:span></text:span><text:span text:style-name="T2"> request after each session without terminating the process. Each client should also send a logout message to the server before exiting to allow the server to clear any entries corresponding to the user. Messages between client and server should be implemented using only UDP sockets.</text:span></text:p>
      <text:p text:style-name="P4"><text:span text:style-name="Strong_20_Emphasis"><text:span text:style-name="T2">Procedure:</text:span></text:span></text:p>
      <text:p text:style-name="P4"><text:span text:style-name="Strong_20_Emphasis"><text:span text:style-name="Emphasis"><text:span text:style-name="T2">Client</text:span></text:span></text:span><text:span text:style-name="Strong_20_Emphasis"><text:span text:style-name="T2">. </text:span></text:span><text:span text:style-name="T2">The client process performs the following activities:</text:span></text:p>
      <text:list xml:id="list1751183575390643411" text:style-name="L2">
        <text:list-item>
          <text:p text:style-name="P7"><text:span text:style-name="Emphasis"><text:span text:style-name="T2">Login message</text:span></text:span><text:span text:style-name="T2"> – A client should automatically send a </text:span><text:span text:style-name="Emphasis"><text:span text:style-name="T2">login</text:span></text:span><text:span text:style-name="T2"> message to the server at startup to allow the server to store its address. An acknowledgement message should be received from the server to verify validity of the user id.</text:span> </text:p>
        </text:list-item>
        <text:list-item>
          <text:p text:style-name="P7"><text:span text:style-name="Emphasis"><text:span text:style-name="T2">Who query</text:span></text:span><text:span text:style-name="T2"> –.The user should be able to send a </text:span><text:span text:style-name="Emphasis"><text:span text:style-name="T2">who</text:span></text:span><text:span text:style-name="T2"> query to the server, between</text:span><text:span text:style-name="Emphasis"><text:span text:style-name="T2">talk</text:span></text:span><text:span text:style-name="Emphasis"><text:span text:style-name="Strong_20_Emphasis"><text:span text:style-name="T2"> </text:span></text:span></text:span><text:span text:style-name="T2">sessions, for the list of users who are currently logged in. The received list should then be displayed for the user.</text:span> </text:p>
        </text:list-item>
        <text:list-item>
          <text:p text:style-name="P7"><text:span text:style-name="Emphasis"><text:span text:style-name="T2">Initiate a talk session</text:span></text:span><text:span text:style-name="T2"> – The user should be able to initiate a </text:span><text:span text:style-name="Emphasis"><text:span text:style-name="T2">talk</text:span></text:span><text:span text:style-name="T2"> session with another user who is currently logged in. This should be accomplished by the client process first sending an </text:span><text:span text:style-name="Emphasis"><text:span text:style-name="T2">address</text:span></text:span><text:span text:style-name="T2"> </text:span><text:span text:style-name="Emphasis"><text:span text:style-name="T2">lookup</text:span></text:span><text:span text:style-name="T2"> request to the server, and using the received information to initiate a </text:span><text:span text:style-name="Emphasis"><text:span text:style-name="T2">talk</text:span></text:span><text:span text:style-name="Emphasis"><text:span text:style-name="Strong_20_Emphasis"><text:span text:style-name="T2"> </text:span></text:span></text:span><text:span text:style-name="T2">request directly with the other user.</text:span> </text:p>
        </text:list-item>
        <text:list-item>
          <text:p text:style-name="P7"><text:span text:style-name="Emphasis"><text:span text:style-name="T2">Receive talk requests </text:span></text:span><text:span text:style-name="T2">– The user should be able to receive talk requests between </text:span><text:span text:style-name="Emphasis"><text:span text:style-name="T2">talk</text:span></text:span><text:span text:style-name="T2">sessions. The user need not be able to receive </text:span><text:span text:style-name="Emphasis"><text:span text:style-name="T2">talk</text:span></text:span><text:span text:style-name="T2"> requests while participating in a</text:span><text:span text:style-name="Emphasis"><text:span text:style-name="T2">talk</text:span></text:span><text:span text:style-name="T2"> session.</text:span> </text:p>
        </text:list-item>
        <text:list-item>
          <text:p text:style-name="P7"><text:span text:style-name="Emphasis"><text:span text:style-name="T2">Accept/Decline talk requests –</text:span></text:span><text:span text:style-name="T2"> Once a TCP connection has been established, the receiving user should be given the option to accept or decline the request before any messages are received. The TCP connection should be terminated when a request to talk is declined.</text:span> </text:p>
        </text:list-item>
        <text:list-item>
          <text:p text:style-name="P7"><text:span text:style-name="Emphasis"><text:span text:style-name="T2">Send logout message to the server</text:span></text:span><text:span text:style-name="T2"> – Before a client exits, it should automatically send a </text:span><text:span text:style-name="Emphasis"><text:span text:style-name="T2">logout</text:span></text:span><text:span text:style-name="T2"> message to the server to allow the server to clear any entries corresponding to the user.</text:span> </text:p>
        </text:list-item>
        <text:list-item>
          <text:p text:style-name="P7"><text:span text:style-name="Emphasis"><text:span text:style-name="T2">Quit </text:span></text:span><text:span text:style-name="T2">– The user should be able to quit at any time using a quit command (not Ctrl-C).</text:span> </text:p>
        </text:list-item>
      </text:list>
      <text:p text:style-name="P4"><text:span text:style-name="Strong_20_Emphasis"><text:span text:style-name="Emphasis"><text:span text:style-name="T2">Server</text:span></text:span></text:span><text:span text:style-name="Strong_20_Emphasis"><text:span text:style-name="T2">. </text:span></text:span><text:span text:style-name="T2">The server process performs the following activities:</text:span></text:p>
      <text:list xml:id="list8875446881606026049" text:style-name="L3">
        <text:list-item>
          <text:p text:style-name="P8"><text:span text:style-name="Emphasis"><text:span text:style-name="T2">Receive login messages from clients</text:span></text:span><text:span text:style-name="T2"> – The server should maintain a table of TCP addresses for all users who are currently logged-in.</text:span> </text:p>
        </text:list-item>
        <text:list-item>
          <text:p text:style-name="P8"><text:span text:style-name="Emphasis"><text:span text:style-name="T2">Receive who queries from clients</text:span></text:span><text:span text:style-name="T2"> – The server should be able to receive </text:span><text:span text:style-name="Emphasis"><text:span text:style-name="T2">who</text:span></text:span><text:span text:style-name="T2"> queries from clients and process each accordingly.</text:span> </text:p>
        </text:list-item>
        <text:list-item>
          <text:p text:style-name="P8"><text:span text:style-name="Emphasis"><text:span text:style-name="T2">Send login list to clients</text:span></text:span><text:span text:style-name="T2"> – When the server receives a </text:span><text:span text:style-name="Emphasis"><text:span text:style-name="T2">who</text:span></text:span><text:span text:style-name="Emphasis"><text:span text:style-name="Strong_20_Emphasis"><text:span text:style-name="T2"> </text:span></text:span></text:span><text:span text:style-name="T2">query from a client, the server should immediately respond with a message containing the list of users who are </text:span><text:soft-page-break/><text:span text:style-name="T2">currently logged in.</text:span> </text:p>
        </text:list-item>
        <text:list-item>
          <text:p text:style-name="P8"><text:span text:style-name="Emphasis"><text:span text:style-name="T2">Receive logout messages from clients</text:span></text:span><text:span text:style-name="T2"> – The server should clear the entry in its table of addresses for every client who logs out.</text:span> </text:p>
        </text:list-item>
      </text:list>
      <text:p text:style-name="P2">Each running process should display messages describing pertinent activities as they occur (i.e, display a message describing what message has been sent or received whenever each happens). This is particularly important and useful in verifying the correctness of your programs.</text:p>
      <text:p text:style-name="P5">Lastly, the server should be able to process requests from several clients, and both client and server processes should behave sensibly when dealing with exceptional conditions.</text:p>
      <text:p text:style-name="P1"><text:span text:style-name="Strong_20_Emphasis"><text:span text:style-name="Emphasis"><text:span text:style-name="T2">For Graduate Credit:</text:span></text:span></text:span><text:span text:style-name="Strong_20_Emphasis"><text:span text:style-name="T2"> </text:span></text:span><text:span text:style-name="T2">To obtain graduate credit for this project, your programs should have the following additional functionalities:</text:span></text:p>
      <text:p text:style-name="P10"><text:span text:style-name="Strong_20_Emphasis"><text:span text:style-name="Emphasis"><text:span text:style-name="T2">Server: </text:span></text:span></text:span><text:span text:style-name="T2">Upon receiving a login message, the server should also send to the client process the list of userids of currently logged in users as part of its acknowledgement message. In addition, for each login message received, the server should also send a notification to all other currently logged in users the userid of newly logged in user.</text:span></text:p>
      <text:p text:style-name="P10"><text:span text:style-name="Strong_20_Emphasis"><text:span text:style-name="Emphasis"><text:span text:style-name="T2">Client: </text:span></text:span></text:span><text:span text:style-name="T2">The client process should be able to receive the list of userids sent by the server for display to the user. All clients should also be able to receive notification messages from the server at any time (while idle or while actively participating in a talk session).</text:span></text:p>
      <text:p text:style-name="P1"><text:span text:style-name="Strong_20_Emphasis"><text:span text:style-name="T2">Submission Requirements:</text:span></text:span></text:p>
      <text:list xml:id="list356264521944453115" text:style-name="L4">
        <text:list-item>
          <text:p text:style-name="P13"><text:span text:style-name="T2">You are expected to work individually for this activity. Make sure you specify which parts of your program are obtained from a published source and identify the source. (Review the course policy on Academic Dishonesty.)</text:span> </text:p>
        </text:list-item>
        <text:list-item>
          <text:p text:style-name="P13"><text:span text:style-name="T2">All code MUST be written in C or C++ ONLY.</text:span> </text:p>
        </text:list-item>
        <text:list-item>
          <text:p text:style-name="P13"><text:span text:style-name="T2">Make sure you provide sufficient documentation in the form of comments, white space, readable identifiers, and a </text:span><text:span text:style-name="Emphasis"><text:span text:style-name="T2">README</text:span></text:span><text:span text:style-name="T2"> file describing the system operation (i.e., how to compile and run each program) and its components.</text:span> </text:p>
        </text:list-item>
        <text:list-item>
          <text:p text:style-name="P14"><text:span text:style-name="T2">Store all source code in a folder called</text:span><text:span text:style-name="T4"> </text:span><text:span text:style-name="Emphasis"><text:span text:style-name="T4">your_last_name Project2.</text:span></text:span><text:span text:style-name="T2"> </text:span><text:span text:style-name="Strong_20_Emphasis"><text:span text:style-name="T3">Do not include the executables!</text:span></text:span><text:span text:style-name="T2"> Zip (or tar and compress) the folder and submit it as an attachment into the designated Dropbox Basket.</text:span> </text:p>
        </text:list-item>
      </text:list>
      <text:p text:style-name="P4"><text:span text:style-name="Strong_20_Emphasis"><text:span text:style-name="T2">Grading Criteria:</text:span></text:span></text:p>
      <text:list xml:id="list4362463812127882305" text:style-name="L5">
        <text:list-item>
          <text:p text:style-name="P9"><text:span text:style-name="T2">Documentation                  10%</text:span> </text:p>
        </text:list-item>
        <text:list-item>
          <text:p text:style-name="P9"><text:span text:style-name="T2">Implementation</text:span> </text:p>
          <text:list>
            <text:list-item>
              <text:p text:style-name="P15"><text:span text:style-name="T2">Correctness                 65%</text:span> </text:p>
            </text:list-item>
            <text:list-item>
              <text:p text:style-name="P9"><text:soft-page-break/><text:span text:style-name="T2">User interface              25%</text:span> </text:p>
            </text:list-item>
            <text:list-item>
              <text:p text:style-name="P9"/>
            </text:list-item>
          </text:list>
        </text:list-item>
      </text:list>
      <text:p text:style-name="P16"/>
      <text:p text:style-name="P4"><text:span text:style-name="Strong_20_Emphasis"><text:span text:style-name="T2">Implementation: </text:span></text:span><text:span text:style-name="T2">Two separate processes will be needed to enable a client to perform the various activities needed to communicate with the server, another client, and interact with the user. To enable a client to do this, the parent process should be given the responsibility of interacting with the user and communicating with the server while a child process must be </text:span><text:span text:style-name="Emphasis"><text:span text:style-name="T2">fork()</text:span></text:span><text:span text:style-name="T2">ed to handle the receiving of messages from another client. (</text:span><text:span text:style-name="Strong_20_Emphasis"><text:span text:style-name="Emphasis"><text:span text:style-name="T2">Note to graduate students:</text:span></text:span></text:span><text:span text:style-name="T2"> You’ll need another child process to receive the notifications from the server.)</text:span></text:p>
      <text:p text:style-name="P4"><text:span text:style-name="T2">Below are sample code to demonstrate the use of the </text:span><text:span text:style-name="Emphasis"><text:span text:style-name="T2">fork()</text:span></text:span><text:span text:style-name="T2">function.</text:span></text:p>
      <text:p text:style-name="P11"><text:span text:style-name="Strong_20_Emphasis"><text:span text:style-name="T2">/* Sample1: This program illustrates the use of the fork() function. Note how the two processes do not share the contents of memory variable ptr.*/</text:span></text:span></text:p>
      <text:p text:style-name="P12">#include &lt;stdio.h&gt;</text:p>
      <text:p text:style-name="P12">#include &lt;sys/mman.h&gt;</text:p>
      <text:p text:style-name="P12">void main ()</text:p>
      <text:p text:style-name="P12">{</text:p>
      <text:p text:style-name="P11"> <text:span text:style-name="T2">int x;</text:span></text:p>
      <text:p text:style-name="P11"> <text:span text:style-name="T2">int * ptr;</text:span></text:p>
      <text:p text:style-name="P11">  <text:span text:style-name="T2">ptr = &amp;x;</text:span></text:p>
      <text:p text:style-name="P11">  <text:span text:style-name="T2">if (fork() == 0){</text:span></text:p>
      <text:p text:style-name="P11">    <text:span text:style-name="T2">for (x=1; x &lt; 5; x++){</text:span></text:p>
      <text:p text:style-name="P11">       <text:span text:style-name="T2">printf("child: %d\n", (*ptr)++);</text:span></text:p>
      <text:p text:style-name="P11">    <text:span text:style-name="T2">}</text:span></text:p>
      <text:p text:style-name="P11">    <text:span text:style-name="T2">exit(0);</text:span></text:p>
      <text:p text:style-name="P11">  <text:span text:style-name="T2">}</text:span></text:p>
      <text:p text:style-name="P11">  <text:span text:style-name="T2">for (x=1; x &lt; 5; x++){</text:span></text:p>
      <text:p text:style-name="P11">    <text:span text:style-name="T2">printf("parent: %d\n", (*ptr)++);</text:span></text:p>
      <text:p text:style-name="P11">  <text:span text:style-name="T2">}</text:span></text:p>
      <text:p text:style-name="P12">}</text:p>
      <text:p text:style-name="P11"><text:span text:style-name="Strong_20_Emphasis"><text:span text:style-name="T2">/* Sample2: This program illustrates the use of the fork() function. Note how the two processes share the contents of memory variable ptr using the mmap() function.*/</text:span></text:span></text:p>
      <text:p text:style-name="P12">#include &lt;stdio.h&gt;</text:p>
      <text:p text:style-name="P12">#include &lt;sys/mman.h&gt;</text:p>
      <text:p text:style-name="P12">void main ()</text:p>
      <text:p text:style-name="P12">{</text:p>
      <text:p text:style-name="P11"> <text:span text:style-name="T2">int x;</text:span></text:p>
      <text:p text:style-name="P11"><text:soft-page-break/> <text:span text:style-name="T2">int * ptr;</text:span></text:p>
      <text:p text:style-name="P11"> <text:span text:style-name="T2">ptr=mmap(NULL,sizeof(int),PROT_READ|PROT_WRITE,MAP_SHARED|MAP_ANON,-1,0);</text:span></text:p>
      <text:p text:style-name="P11"> <text:span text:style-name="T2">if (fork() == 0)</text:span></text:p>
      <text:p text:style-name="P12">{       for (x=1; x &lt; 5; x++)</text:p>
      <text:p text:style-name="P11">      <text:span text:style-name="T2">{</text:span></text:p>
      <text:p text:style-name="P11">                <text:span text:style-name="T2">printf("child: %d\n", (*ptr)++);</text:span></text:p>
      <text:p text:style-name="P11">      <text:span text:style-name="T2">sleep(1);</text:span></text:p>
      <text:p text:style-name="P11">      <text:span text:style-name="T2">}</text:span></text:p>
      <text:p text:style-name="P11">        <text:span text:style-name="T2">exit(0);</text:span></text:p>
      <text:p text:style-name="P12">}</text:p>
      <text:p text:style-name="P11"> <text:span text:style-name="T2">for (x=1; x &lt; 5; x++)</text:span></text:p>
      <text:p text:style-name="P12">{</text:p>
      <text:p text:style-name="P11">        <text:span text:style-name="T2">printf("parent: %d\n", (*ptr)++);</text:span></text:p>
      <text:p text:style-name="P12">sleep(1);</text:p>
      <text:p text:style-name="P12">}</text:p>
      <text:p text:style-name="P5">}</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09:51:10.169131000</meta:creation-date>
    <dc:date>2014-05-14T09:52:37.826954000</dc:date>
    <meta:editing-duration>P0D</meta:editing-duration>
    <meta:editing-cycles>1</meta:editing-cycles>
    <meta:generator>LibreOffice/4.2.1.1$MacOSX_X86_64 LibreOffice_project/d7dbbd7842e6a58b0f521599204e827654e1fb8b</meta:generator>
    <meta:document-statistic meta:table-count="0" meta:image-count="0" meta:object-count="0" meta:page-count="5" meta:paragraph-count="82" meta:word-count="1407" meta:character-count="8602" meta:non-whitespace-character-count="7124"/>
  </office:meta>
</office:document-meta>
</file>